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/>
          <table:table-cell office:value-type="string">
            <text:p>ballots</text:p>
          </table:table-cell>
          <table:table-cell table:number-columns-repeated="4"/>
          <table:table-cell office:value-type="string">
            <text:p>times</text:p>
          </table:table-cell>
          <table:table-cell table:number-columns-repeated="4" office:value-type="string">
            <text:p>audit</text:p>
          </table:table-cell>
          <table:table-cell office:value-type="string">
            <text:p>e_ e_Tuma</text:p>
          </table:table-cell>
          <table:table-cell/>
          <table:table-cell office:value-type="string">
            <text:p>taint =</text:p>
          </table:table-cell>
          <table:table-cell office:value-type="string">
            <text:p>KM factor net KM</text:p>
          </table:table-cell>
        </table:table-row>
        <table:table-row table:style-name="ro1">
          <table:table-cell office:value-type="string">
            <text:p>precinct</text:p>
          </table:table-cell>
          <table:table-cell office:value-type="string">
            <text:p>cast</text:p>
          </table:table-cell>
          <table:table-cell office:value-type="string">
            <text:p>Lungren</text:p>
          </table:table-cell>
          <table:table-cell office:value-type="string">
            <text:p><text:s/>Durston</text:p>
          </table:table-cell>
          <table:table-cell office:value-type="string">
            <text:p>Tuma</text:p>
          </table:table-cell>
          <table:table-cell office:value-type="string">
            <text:p>Padilla</text:p>
          </table:table-cell>
          <table:table-cell office:value-type="string">
            <text:p>drawn</text:p>
          </table:table-cell>
          <table:table-cell office:value-type="string">
            <text:p>Lungren</text:p>
          </table:table-cell>
          <table:table-cell office:value-type="string">
            <text:p>Durston</text:p>
          </table:table-cell>
          <table:table-cell office:value-type="string">
            <text:p>Tuma</text:p>
          </table:table-cell>
          <table:table-cell office:value-type="string">
            <text:p>Padilla</text:p>
          </table:table-cell>
          <table:table-cell office:value-type="string">
            <text:p>Durston </text:p>
          </table:table-cell>
          <table:table-cell office:value-type="string">
            <text:p>e_Padilla</text:p>
          </table:table-cell>
          <table:table-cell office:value-type="string">
            <text:p>max(e) / up</text:p>
          </table:table-cell>
          <table:table-cell office:value-type="string">
            <text:p><text:s text:c="9"/>factor</text:p>
          </table:table-cell>
        </table:table-row>
        <table:table-row table:style-name="ro1">
          <table:table-cell office:value-type="string">
            <text:p>06005AV130</text:p>
          </table:table-cell>
          <table:table-cell office:value-type="float" office:value="424">
            <text:p>424</text:p>
          </table:table-cell>
          <table:table-cell office:value-type="float" office:value="231">
            <text:p>231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50">
            <text:p>15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string">
            <text:p>0.000115 0.000007</text:p>
          </table:table-cell>
          <table:table-cell office:value-type="float" office:value="0.000007">
            <text:p>0.000007</text:p>
          </table:table-cell>
          <table:table-cell office:value-type="float" office:value="0.003953">
            <text:p>0.003953</text:p>
          </table:table-cell>
          <table:table-cell office:value-type="string">
            <text:p>0.954922706 0.954922706</text:p>
          </table:table-cell>
        </table:table-row>
        <table:table-row table:style-name="ro1">
          <table:table-cell office:value-type="string">
            <text:p>06005CP01</text:p>
          </table:table-cell>
          <table:table-cell office:value-type="float" office:value="447">
            <text:p>447</text:p>
          </table:table-cell>
          <table:table-cell office:value-type="float" office:value="244">
            <text:p>24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04683104</text:p>
          </table:table-cell>
        </table:table-row>
        <table:table-row table:style-name="ro1">
          <table:table-cell office:value-type="string">
            <text:p>06005CP16</text:p>
          </table:table-cell>
          <table:table-cell office:value-type="float" office:value="319">
            <text:p>319</text:p>
          </table:table-cell>
          <table:table-cell office:value-type="float" office:value="159">
            <text:p>159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09350">
            <text:p>6009350</text:p>
          </table:table-cell>
          <table:table-cell office:value-type="float" office:value="919">
            <text:p>919</text:p>
          </table:table-cell>
          <table:table-cell office:value-type="float" office:value="440">
            <text:p>440</text:p>
          </table:table-cell>
          <table:table-cell office:value-type="float" office:value="392">
            <text:p>392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office:value-type="float" office:value="393">
            <text:p>39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string">
            <text:p>-0.000057 -0.000013</text:p>
          </table:table-cell>
          <table:table-cell office:value-type="float" office:value="-0.000014">
            <text:p>-0.000014</text:p>
          </table:table-cell>
          <table:table-cell office:value-type="float" office:value="-0.000244">
            <text:p>-0.000244</text:p>
          </table:table-cell>
          <table:table-cell office:value-type="string">
            <text:p>0.950916616 0.90424241</text:p>
          </table:table-cell>
        </table:table-row>
        <table:table-row table:style-name="ro1">
          <table:table-cell office:value-type="float" office:value="6009430">
            <text:p>6009430</text:p>
          </table:table-cell>
          <table:table-cell office:value-type="float" office:value="990">
            <text:p>990</text:p>
          </table:table-cell>
          <table:table-cell office:value-type="float" office:value="493">
            <text:p>493</text:p>
          </table:table-cell>
          <table:table-cell office:value-type="float" office:value="377">
            <text:p>37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377">
            <text:p>377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09520">
            <text:p>6009520</text:p>
          </table:table-cell>
          <table:table-cell office:value-type="float" office:value="990">
            <text:p>990</text:p>
          </table:table-cell>
          <table:table-cell office:value-type="float" office:value="528">
            <text:p>528</text:p>
          </table:table-cell>
          <table:table-cell office:value-type="float" office:value="332">
            <text:p>3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28">
            <text:p>528</text:p>
          </table:table-cell>
          <table:table-cell office:value-type="float" office:value="332">
            <text:p>332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string">
            <text:p>0.000000 0.000013</text:p>
          </table:table-cell>
          <table:table-cell office:value-type="float" office:value="0">
            <text:p>0</text:p>
          </table:table-cell>
          <table:table-cell office:value-type="float" office:value="0.000199">
            <text:p>0.000199</text:p>
          </table:table-cell>
          <table:table-cell office:value-type="string">
            <text:p>0.951337301 0.90504266</text:p>
          </table:table-cell>
        </table:table-row>
        <table:table-row table:style-name="ro1">
          <table:table-cell office:value-type="float" office:value="6009535">
            <text:p>6009535</text:p>
          </table:table-cell>
          <table:table-cell office:value-type="float" office:value="1119">
            <text:p>1119</text:p>
          </table:table-cell>
          <table:table-cell office:value-type="float" office:value="597">
            <text:p>597</text:p>
          </table:table-cell>
          <table:table-cell office:value-type="float" office:value="393">
            <text:p>393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393">
            <text:p>393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21310">
            <text:p>606721310</text:p>
          </table:table-cell>
          <table:table-cell office:value-type="float" office:value="440">
            <text:p>440</text:p>
          </table:table-cell>
          <table:table-cell office:value-type="float" office:value="152">
            <text:p>152</text:p>
          </table:table-cell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22716">
            <text:p>606722716</text:p>
          </table:table-cell>
          <table:table-cell office:value-type="float" office:value="644">
            <text:p>644</text:p>
          </table:table-cell>
          <table:table-cell office:value-type="float" office:value="254">
            <text:p>254</text:p>
          </table:table-cell>
          <table:table-cell office:value-type="float" office:value="294">
            <text:p>29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94">
            <text:p>294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26108">
            <text:p>606726108</text:p>
          </table:table-cell>
          <table:table-cell office:value-type="float" office:value="685">
            <text:p>685</text:p>
          </table:table-cell>
          <table:table-cell office:value-type="float" office:value="290">
            <text:p>290</text:p>
          </table:table-cell>
          <table:table-cell office:value-type="float" office:value="284">
            <text:p>284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84">
            <text:p>284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04683104</text:p>
          </table:table-cell>
        </table:table-row>
        <table:table-row table:style-name="ro1">
          <table:table-cell office:value-type="float" office:value="606726420">
            <text:p>606726420</text:p>
          </table:table-cell>
          <table:table-cell office:value-type="float" office:value="382">
            <text:p>382</text:p>
          </table:table-cell>
          <table:table-cell office:value-type="float" office:value="158">
            <text:p>158</text:p>
          </table:table-cell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182">
            <text:p>18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0.000573 0.000000</text:p>
          </table:table-cell>
          <table:table-cell office:value-type="float" office:value="0">
            <text:p>0</text:p>
          </table:table-cell>
          <table:table-cell office:value-type="float" office:value="0.027174">
            <text:p>0.027174</text:p>
          </table:table-cell>
          <table:table-cell office:value-type="string">
            <text:p>0.977716696 0.977716696</text:p>
          </table:table-cell>
        </table:table-row>
        <table:table-row table:style-name="ro1">
          <table:table-cell office:value-type="float" office:value="606728102">
            <text:p>606728102</text:p>
          </table:table-cell>
          <table:table-cell office:value-type="float" office:value="685">
            <text:p>685</text:p>
          </table:table-cell>
          <table:table-cell office:value-type="float" office:value="260">
            <text:p>260</text:p>
          </table:table-cell>
          <table:table-cell office:value-type="float" office:value="316">
            <text:p>31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316">
            <text:p>31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28312">
            <text:p>606728312</text:p>
          </table:table-cell>
          <table:table-cell office:value-type="float" office:value="710">
            <text:p>710</text:p>
          </table:table-cell>
          <table:table-cell office:value-type="float" office:value="290">
            <text:p>290</text:p>
          </table:table-cell>
          <table:table-cell office:value-type="float" office:value="323">
            <text:p>32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323">
            <text:p>32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31404">
            <text:p>606731404</text:p>
          </table:table-cell>
          <table:table-cell office:value-type="float" office:value="628">
            <text:p>628</text:p>
          </table:table-cell>
          <table:table-cell office:value-type="float" office:value="294">
            <text:p>294</text:p>
          </table:table-cell>
          <table:table-cell office:value-type="float" office:value="228">
            <text:p>228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28">
            <text:p>228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33224">
            <text:p>606733224</text:p>
          </table:table-cell>
          <table:table-cell office:value-type="float" office:value="684">
            <text:p>684</text:p>
          </table:table-cell>
          <table:table-cell office:value-type="float" office:value="387">
            <text:p>387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87">
            <text:p>387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0.000000 0.000000</text:p>
          </table:table-cell>
          <table:table-cell office:value-type="float" office:value="0.000014">
            <text:p>0.000014</text:p>
          </table:table-cell>
          <table:table-cell office:value-type="float" office:value="0.000289">
            <text:p>0.000289</text:p>
          </table:table-cell>
          <table:table-cell office:value-type="string">
            <text:p>0.951423044 0.951423044</text:p>
          </table:table-cell>
        </table:table-row>
        <table:table-row table:style-name="ro1">
          <table:table-cell office:value-type="float" office:value="606734106">
            <text:p>606734106</text:p>
          </table:table-cell>
          <table:table-cell office:value-type="float" office:value="623">
            <text:p>623</text:p>
          </table:table-cell>
          <table:table-cell office:value-type="float" office:value="238">
            <text:p>238</text:p>
          </table:table-cell>
          <table:table-cell office:value-type="float" office:value="257">
            <text:p>257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57">
            <text:p>257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36740">
            <text:p>606736740</text:p>
          </table:table-cell>
          <table:table-cell office:value-type="float" office:value="670">
            <text:p>670</text:p>
          </table:table-cell>
          <table:table-cell office:value-type="float" office:value="289">
            <text:p>289</text:p>
          </table:table-cell>
          <table:table-cell office:value-type="float" office:value="266">
            <text:p>26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266">
            <text:p>266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55800">
            <text:p>606755800</text:p>
          </table:table-cell>
          <table:table-cell office:value-type="float" office:value="688">
            <text:p>688</text:p>
          </table:table-cell>
          <table:table-cell office:value-type="float" office:value="274">
            <text:p>274</text:p>
          </table:table-cell>
          <table:table-cell office:value-type="float" office:value="301">
            <text:p>30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301">
            <text:p>30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57750">
            <text:p>606757750</text:p>
          </table:table-cell>
          <table:table-cell office:value-type="float" office:value="381">
            <text:p>381</text:p>
          </table:table-cell>
          <table:table-cell office:value-type="float" office:value="202">
            <text:p>202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118">
            <text:p>11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58200">
            <text:p>606758200</text:p>
          </table:table-cell>
          <table:table-cell office:value-type="float" office:value="706">
            <text:p>706</text:p>
          </table:table-cell>
          <table:table-cell office:value-type="float" office:value="402">
            <text:p>402</text:p>
          </table:table-cell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office:value-type="float" office:value="211">
            <text:p>21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0.000000 -0.000007</text:p>
          </table:table-cell>
          <table:table-cell office:value-type="float" office:value="-0.000007">
            <text:p>-0.000007</text:p>
          </table:table-cell>
          <table:table-cell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22102">
            <text:p>60678022102</text:p>
          </table:table-cell>
          <table:table-cell office:value-type="float" office:value="467">
            <text:p>467</text:p>
          </table:table-cell>
          <table:table-cell office:value-type="float" office:value="216">
            <text:p>216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23118">
            <text:p>60678023118</text:p>
          </table:table-cell>
          <table:table-cell office:value-type="float" office:value="579">
            <text:p>579</text:p>
          </table:table-cell>
          <table:table-cell table:number-columns-repeated="2" office:value-type="float" office:value="247">
            <text:p>24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2" office:value-type="float" office:value="247">
            <text:p>24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23126">
            <text:p>60678023126</text:p>
          </table:table-cell>
          <table:table-cell office:value-type="float" office:value="442">
            <text:p>442</text:p>
          </table:table-cell>
          <table:table-cell office:value-type="float" office:value="215">
            <text:p>215</text:p>
          </table:table-cell>
          <table:table-cell office:value-type="float" office:value="163">
            <text:p>163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164">
            <text:p>16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string">
            <text:p>0.000057 0.000000</text:p>
          </table:table-cell>
          <table:table-cell office:value-type="float" office:value="0">
            <text:p>0</text:p>
          </table:table-cell>
          <table:table-cell office:value-type="float" office:value="0.002024">
            <text:p>0.002024</text:p>
          </table:table-cell>
          <table:table-cell office:value-type="string">
            <text:p>0.953077615 0.953077615</text:p>
          </table:table-cell>
        </table:table-row>
        <table:table-row table:style-name="ro1">
          <table:table-cell office:value-type="float" office:value="60678023624">
            <text:p>60678023624</text:p>
          </table:table-cell>
          <table:table-cell office:value-type="float" office:value="436">
            <text:p>436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24324">
            <text:p>60678024324</text:p>
          </table:table-cell>
          <table:table-cell office:value-type="float" office:value="417">
            <text:p>417</text:p>
          </table:table-cell>
          <table:table-cell office:value-type="float" office:value="201">
            <text:p>201</text:p>
          </table:table-cell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25810">
            <text:p>60678025810</text:p>
          </table:table-cell>
          <table:table-cell office:value-type="float" office:value="435">
            <text:p>435</text:p>
          </table:table-cell>
          <table:table-cell office:value-type="float" office:value="164">
            <text:p>164</text:p>
          </table:table-cell>
          <table:table-cell office:value-type="float" office:value="224">
            <text:p>22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224">
            <text:p>22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29102">
            <text:p>60678029102</text:p>
          </table:table-cell>
          <table:table-cell office:value-type="float" office:value="736">
            <text:p>736</text:p>
          </table:table-cell>
          <table:table-cell office:value-type="float" office:value="323">
            <text:p>323</text:p>
          </table:table-cell>
          <table:table-cell office:value-type="float" office:value="330">
            <text:p>330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24">
            <text:p>324</text:p>
          </table:table-cell>
          <table:table-cell office:value-type="float" office:value="334">
            <text:p>33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string">
            <text:p>0.000172 -0.000007</text:p>
          </table:table-cell>
          <table:table-cell office:value-type="float" office:value="-0.000007">
            <text:p>-0.000007</text:p>
          </table:table-cell>
          <table:table-cell office:value-type="float" office:value="0.004115">
            <text:p>0.004115</text:p>
          </table:table-cell>
          <table:table-cell office:value-type="string">
            <text:p>0.955078673 0.955078673</text:p>
          </table:table-cell>
        </table:table-row>
        <table:table-row table:style-name="ro1">
          <table:table-cell office:value-type="float" office:value="60678031132">
            <text:p>60678031132</text:p>
          </table:table-cell>
          <table:table-cell office:value-type="float" office:value="724">
            <text:p>724</text:p>
          </table:table-cell>
          <table:table-cell office:value-type="float" office:value="359">
            <text:p>359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270">
            <text:p>27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31204">
            <text:p>60678031204</text:p>
          </table:table-cell>
          <table:table-cell office:value-type="float" office:value="538">
            <text:p>538</text:p>
          </table:table-cell>
          <table:table-cell office:value-type="float" office:value="297">
            <text:p>297</text:p>
          </table:table-cell>
          <table:table-cell office:value-type="float" office:value="166">
            <text:p>16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166">
            <text:p>16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52200">
            <text:p>60678052200</text:p>
          </table:table-cell>
          <table:table-cell office:value-type="float" office:value="527">
            <text:p>527</text:p>
          </table:table-cell>
          <table:table-cell office:value-type="float" office:value="217">
            <text:p>217</text:p>
          </table:table-cell>
          <table:table-cell office:value-type="float" office:value="247">
            <text:p>247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47">
            <text:p>247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53126">
            <text:p>60678053126</text:p>
          </table:table-cell>
          <table:table-cell office:value-type="float" office:value="444">
            <text:p>444</text:p>
          </table:table-cell>
          <table:table-cell office:value-type="float" office:value="204">
            <text:p>204</text:p>
          </table:table-cell>
          <table:table-cell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57156">
            <text:p>60678057156</text:p>
          </table:table-cell>
          <table:table-cell office:value-type="float" office:value="716">
            <text:p>716</text:p>
          </table:table-cell>
          <table:table-cell office:value-type="float" office:value="364">
            <text:p>364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57206">
            <text:p>60678057206</text:p>
          </table:table-cell>
          <table:table-cell office:value-type="float" office:value="591">
            <text:p>591</text:p>
          </table:table-cell>
          <table:table-cell office:value-type="float" office:value="279">
            <text:p>279</text:p>
          </table:table-cell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57620">
            <text:p>60678057620</text:p>
          </table:table-cell>
          <table:table-cell office:value-type="float" office:value="544">
            <text:p>544</text:p>
          </table:table-cell>
          <table:table-cell office:value-type="float" office:value="291">
            <text:p>291</text:p>
          </table:table-cell>
          <table:table-cell office:value-type="float" office:value="195">
            <text:p>19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196">
            <text:p>19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-0.000057 -0.000013</text:p>
          </table:table-cell>
          <table:table-cell office:value-type="float" office:value="-0.000014">
            <text:p>-0.000014</text:p>
          </table:table-cell>
          <table:table-cell office:value-type="float" office:value="-0.000368">
            <text:p>-0.000368</text:p>
          </table:table-cell>
          <table:table-cell office:value-type="string">
            <text:p>0.950798279 0.950798279</text:p>
          </table:table-cell>
        </table:table-row>
        <table:table-row table:style-name="ro1">
          <table:table-cell office:value-type="float" office:value="60678061100">
            <text:p>60678061100</text:p>
          </table:table-cell>
          <table:table-cell office:value-type="float" office:value="1020">
            <text:p>1020</text:p>
          </table:table-cell>
          <table:table-cell office:value-type="float" office:value="570">
            <text:p>570</text:p>
          </table:table-cell>
          <table:table-cell office:value-type="float" office:value="395">
            <text:p>39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float" office:value="395">
            <text:p>39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61130">
            <text:p>60678061130</text:p>
          </table:table-cell>
          <table:table-cell office:value-type="float" office:value="863">
            <text:p>863</text:p>
          </table:table-cell>
          <table:table-cell office:value-type="float" office:value="474">
            <text:p>474</text:p>
          </table:table-cell>
          <table:table-cell office:value-type="float" office:value="330">
            <text:p>33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74">
            <text:p>474</text:p>
          </table:table-cell>
          <table:table-cell office:value-type="float" office:value="330">
            <text:p>33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089318">
            <text:p>60678089318</text:p>
          </table:table-cell>
          <table:table-cell office:value-type="float" office:value="537">
            <text:p>537</text:p>
          </table:table-cell>
          <table:table-cell office:value-type="float" office:value="261">
            <text:p>261</text:p>
          </table:table-cell>
          <table:table-cell office:value-type="float" office:value="191">
            <text:p>19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191">
            <text:p>19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2030">
            <text:p>606782030</text:p>
          </table:table-cell>
          <table:table-cell office:value-type="float" office:value="592">
            <text:p>592</text:p>
          </table:table-cell>
          <table:table-cell office:value-type="float" office:value="162">
            <text:p>162</text:p>
          </table:table-cell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7344">
            <text:p>606787344</text:p>
          </table:table-cell>
          <table:table-cell office:value-type="float" office:value="338">
            <text:p>338</text:p>
          </table:table-cell>
          <table:table-cell office:value-type="float" office:value="186">
            <text:p>186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float" office:value="606789318">
            <text:p>606789318</text:p>
          </table:table-cell>
          <table:table-cell office:value-type="float" office:value="606">
            <text:p>606</text:p>
          </table:table-cell>
          <table:table-cell office:value-type="float" office:value="313">
            <text:p>313</text:p>
          </table:table-cell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office:value-type="string">
            <text:p>0609549700A</text:p>
          </table:table-cell>
          <table:table-cell office:value-type="float" office:value="634">
            <text:p>634</text:p>
          </table:table-cell>
          <table:table-cell office:value-type="float" office:value="336">
            <text:p>336</text:p>
          </table:table-cell>
          <table:table-cell office:value-type="float" office:value="229">
            <text:p>22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29">
            <text:p>229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04683104</text:p>
          </table:table-cell>
        </table:table-row>
        <table:table-row table:style-name="ro1">
          <table:table-cell office:value-type="float" office:value="609594939">
            <text:p>609594939</text:p>
          </table:table-cell>
          <table:table-cell office:value-type="float" office:value="209">
            <text:p>209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0.000000 0.000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951148308 0.951148308</text:p>
          </table:table-cell>
        </table:table-row>
        <table:table-row table:style-name="ro1">
          <table:table-cell table:number-columns-repeated="14"/>
          <table:table-cell office:value-type="string">
            <text:p>K-M P value: 0.0986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1/12/2010</text:date>, <text:time>18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al </meta:initial-creator>
    <meta:creation-date>2010-11-12T18:08:56</meta:creation-date>
    <dc:date>2010-11-12T18:27:30</dc:date>
    <dc:creator>neal </dc:creator>
    <meta:editing-duration>PT00H03M13S</meta:editing-duration>
    <meta:editing-cycles>1</meta:editing-cycles>
    <meta:document-statistic meta:table-count="3" meta:cell-count="655" meta:object-count="0"/>
    <meta:generator>OpenOffice.org/3.2$Linux OpenOffice.org_project/320m19$Build-9505</meta:generator>
  </office:meta>
</office:document-meta>
</file>